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Google Sans" svg:font-family="'Google Sans', arial, sans-serif"/>
    <style:font-face style:name="Lohit Devanagari1" svg:font-family="'Lohit Devanagari'"/>
    <style:font-face style:name="Merriweather" svg:font-family="Merriweather, serif"/>
    <style:font-face style:name="arial" svg:font-family="arial, sans-serif"/>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tyle="italic" fo:font-weight="bold" style:font-style-asian="italic" style:font-weight-asian="bold"/>
    </style:style>
    <style:style style:name="P3" style:family="paragraph" style:parent-style-name="Standard">
      <style:text-properties fo:font-style="italic" style:font-style-asian="italic"/>
    </style:style>
    <style:style style:name="P4" style:family="paragraph" style:parent-style-name="Standard">
      <style:text-properties fo:font-style="italic" fo:font-weight="bold" style:font-style-asian="italic" style:font-weight-asian="bold"/>
    </style:style>
    <style:style style:name="P5" style:family="paragraph" style:parent-style-name="Standard" style:master-page-name="Standard">
      <style:paragraph-properties style:page-number="1"/>
      <style:text-properties fo:font-weight="bold" style:font-weight-asian="bold"/>
    </style:style>
    <style:style style:name="T1" style:family="text">
      <style:text-properties fo:font-style="italic" fo:font-weight="bold" style:font-style-asian="italic" style:font-weight-asian="bold"/>
    </style:style>
    <style:style style:name="T2" style:family="text">
      <style:text-properties fo:font-style="italic" fo:font-weight="bold" style:font-style-asian="italic" style:font-weight-asian="bold" style:font-weight-complex="bold"/>
    </style:style>
    <style:style style:name="T3" style:family="text">
      <style:text-properties fo:font-style="italic" style:font-style-asian="italic"/>
    </style:style>
    <style:style style:name="T4" style:family="text">
      <style:text-properties fo:font-variant="normal" fo:text-transform="none" fo:color="#202124" style:font-name="arial" fo:font-size="12pt" fo:letter-spacing="normal" fo:font-style="normal" fo:font-weight="bold" style:font-style-asian="italic" style:font-weight-asian="bold" style:font-weight-complex="bold"/>
    </style:style>
    <style:style style:name="T5" style:family="text">
      <style:text-properties fo:font-variant="normal" fo:text-transform="none" fo:color="#202124" fo:letter-spacing="normal" fo:font-style="italic" fo:font-weight="bold" style:font-style-asian="italic" style:font-weight-asian="bold" style:font-weight-complex="bold"/>
    </style:style>
    <style:style style:name="T6" style:family="text">
      <style:text-properties fo:font-variant="normal" fo:text-transform="none" fo:color="#202124" style:font-name="Google Sans" fo:font-size="11pt" fo:letter-spacing="normal" fo:font-style="normal" fo:font-weight="bold" style:font-size-asian="11pt" style:font-style-asian="italic"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nversation between Complex Data and Home Universe</text:p>
      <text:p text:style-name="P2"/>
      <text:p text:style-name="Standard"><text:span text:style-name="T1">Complex Data [CD]:</text:span><text:span text:style-name="T3"> </text:span><text:span text:style-name="T2">So, it sounds like Home Universe has been using Data Churn for a while now. Is that correct?</text:span></text:p>
      <text:p text:style-name="Standard"><text:span text:style-name="T1">Home Universe [HU]:</text:span><text:span text:style-name="T3"> That is correct. We have a few licenses that we bought 3–4 years ago, and our team has been using the tool to analyse data and generate insights.</text:span></text:p>
      <text:p text:style-name="P3"/>
      <text:p text:style-name="Standard"><text:span text:style-name="T1">CD:</text:span><text:span text:style-name="T3"> W</text:span><text:span text:style-name="T2">hy did you choose Data churn technique?Are your team able to utilize your tool?</text:span></text:p>
      <text:p text:style-name="Standard"><text:span text:style-name="T1">HU:</text:span><text:span text:style-name="T3"> It is a difficult tool to use, I must admit, but the team has learnt how to make the most of it.</text:span></text:p>
      <text:p text:style-name="P3"/>
      <text:p text:style-name="P2">CD:Don't you think <text:s/>In this date Data churn is outdated technique?. Now this days people are not using this tools, time change and tecquines as well.May it affected on your business.</text:p>
      <text:p text:style-name="Standard"><text:span text:style-name="T1">HU:</text:span><text:span text:style-name="T3"> It does not affect us much. We have trained a team of five people on how to use Data Churn effectively.</text:span></text:p>
      <text:p text:style-name="P3"/>
      <text:p text:style-name="P2">CD: So, how much time has been taken to complete one project by your employee?</text:p>
      <text:p text:style-name="Standard"><text:span text:style-name="T1">HU:</text:span><text:span text:style-name="T3"> Not much. The requests pile up only when one of the five members quits our organisation and we are waiting for a new member to be trained on Data Churn.</text:span></text:p>
      <text:p text:style-name="P3"/>
      <text:p text:style-name="Standard"><text:span text:style-name="T1">CD:</text:span><text:span text:style-name="T3"> </text:span><text:span text:style-name="T2">Data churn is little difficult to use and also slow technique.May your employees don't like this technique and searchinng for new oportunities?</text:span></text:p>
      <text:p text:style-name="Standard"><text:span text:style-name="T1">HU:</text:span><text:span text:style-name="T3"> Yes, our team members certainly do not like using Data Churn and tend to quit within 12–18 months.</text:span></text:p>
      <text:p text:style-name="P3"/>
      <text:p text:style-name="Standard"><text:span text:style-name="T1">CD:</text:span><text:span text:style-name="T4">How long should it take to train a new employee?</text:span><text:span text:style-name="T2"> <text:s/>And </text:span><text:span text:style-name="T4">How much does it cost to train an employee?</text:span><text:span text:style-name="T2"> Can you please elaborate training Policies of Data Churn tool?</text:span></text:p>
      <text:p text:style-name="Standard"><text:span text:style-name="T1">HU:</text:span><text:span text:style-name="T3"> It takes 4–6 weeks of training for a new team member to use Data Churn competently. So, that is at least 1.5 months of salary incurred as training cost. In addition to that, we also make a separate payment for the new team member to complete certain training projects, certifications and quizzes provided by Data Churn, which costs about a month’s salary of a team member. So yes, our training cost is quite high. And so far in this year, we have trained six new members because of employee attrition.</text:span></text:p>
      <text:p text:style-name="P3"/>
      <text:p text:style-name="Standard"><text:span text:style-name="T1">CD:</text:span><text:span text:style-name="T3"> </text:span><text:span text:style-name="T2">As you said if pile up work and also your formar employee quit the job,In these situations how can you deal with work pressure as your new employees not qulified with this tool?</text:span></text:p>
      <text:p text:style-name="Standard"><text:span text:style-name="T1">HU:</text:span><text:span text:style-name="T3"> Data Churn offers services as well, wherein they provide us one of their trained employees as an additional team member when one of our team members leaves and we are in the process of training a new one. But they charge really high rates for it, which is about three times what we pay our team members. So, we either use that option to handle heavy workloads when we are short-handed, or we pay overtime for the existing trained team members.</text:span></text:p>
      <text:p text:style-name="P3"/>
      <text:p text:style-name="Standard"><text:span text:style-name="T1"/></text:p>
      <text:p text:style-name="Standard"><text:soft-page-break/><text:span text:style-name="T1">CD: Do you pay</text:span><text:span text:style-name="T5"> </text:span><text:span text:style-name="T4">twice at the rate of ordinary wages </text:span><text:span text:style-name="T2">? And does this </text:span><text:span text:style-name="T6">strategy</text:span><text:span text:style-name="T2"> work effectively on employees ?</text:span></text:p>
      <text:p text:style-name="Standard"><text:span text:style-name="T1">HD:</text:span><text:span text:style-name="T3"> Yes, our overtime pay rate is double the normal salary. But even with overtime pay, the existing team members are not willing to do the extra work, which leads to further attrition.</text:span></text:p>
      <text:p text:style-name="P3"/>
      <text:p text:style-name="Standard"><text:span text:style-name="T1">CD:</text:span><text:span text:style-name="T2"> Got it. But when you employ contractors from Data Churn, who do not know your data as well as your team members, does that not affect the quality of the work?</text:span></text:p>
      <text:p text:style-name="Standard"><text:span text:style-name="T1">HU:</text:span><text:span text:style-name="T3"> Absolutely, data knowledge is key to our work. So, when we employ Data Churn </text:span><text:span text:style-name="T3">contractors, the quality of their analysis and insights is not as good as what our team members would produce because the former do not have in-depth knowledge of our data. Because of this, our existing team members need to <text:s/>review their work, which leads to duplication of effort.</text:span></text:p>
      <text:p text:style-name="P3"/>
      <text:p text:style-name="Standard"><text:span text:style-name="T1">CD: </text:span><text:span text:style-name="T2">As our comunication and looking into your exact problem, Can we suggest you another techniqe-like Data Fire?</text:span></text:p>
      <text:p text:style-name="Standard"><text:span text:style-name="T1">HU:</text:span><text:span text:style-name="T3"> Tell me about it! I keep getting escalations every other day from the heads of various departments that my team is not functioning optimally. I wish I could get some peace of mind at times. Data Churn is certainly not helping our case!</text:span></text:p>
      <text:p text:style-name="P3"/>
      <text:p text:style-name="Standard"><text:span text:style-name="T1">CD: Please let me share details of Data Fire. Recently we released Big Data tool, called Data Fire, which helps companies analyse data and generate insights rapidly.Data Fire is a state-of-the-art, easy-to-use solution with rapid response times; however, from a cost perspective, Data Churn costs significantly less than Data Fire. But it will give you a better result and your work will be done on time without any overtime situatoin. </text:span></text:p>
      <text:p text:style-name="Standard"><text:span text:style-name="T1">May it slove your all business problems. <text:s/></text:span></text:p>
      <text:p text:style-name="Standard"><text:span text:style-name="T1">HU:</text:span><text:span text:style-name="T3"> It definitely does. Our business is becoming more and more data driven, and all the departments are highly reliant on us to provide on-time quality insights. Else, their decisions are delayed or are sub-optimal. Just last week, the Head of Marketing was on my case on the phone, talking about how their marketing campaign was delayed by more than two weeks during the peak season because my team could not share insights on which stores are to be targeted for the campaign.</text:span></text:p>
      <text:p text:style-name="P3"/>
      <text:p text:style-name="Standard"><text:span text:style-name="T1">CD:</text:span><text:span text:style-name="T2"> It sounds like Data Churn is causing employee attrition, high training costs, high overtime costs, high contractor costs, low-quality output, duplication of effort and delays, thus affecting critical business decisions. Is that a fair summary?</text:span></text:p>
      <text:p text:style-name="Standard"><text:span text:style-name="T1">HU:</text:span><text:span text:style-name="T3"> Looks like Data Churn is indeed a pain in the ne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Google Sans" svg:font-family="'Google Sans', arial, sans-serif"/>
    <style:font-face style:name="Lohit Devanagari1" svg:font-family="'Lohit Devanagari'"/>
    <style:font-face style:name="Merriweather" svg:font-family="Merriweather, serif"/>
    <style:font-face style:name="arial" svg:font-family="arial, sans-serif"/>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none"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
      </style:header>
      <style:footer>
        <text:p text:style-name="MP1"><text:s text:c="3"/></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10-26T23:57:05.32</dc:date>
    <meta:editing-duration>PT1H44M</meta:editing-duration>
    <meta:editing-cycles>3</meta:editing-cycles>
    <meta:generator>OpenOffice/4.1.11$Win32 OpenOffice.org_project/4111m1$Build-9808</meta:generator>
    <meta:document-statistic meta:table-count="0" meta:image-count="0" meta:object-count="0" meta:page-count="2" meta:paragraph-count="27" meta:word-count="894" meta:character-count="5006"/>
  </office:meta>
</office:document-meta>
</file>